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186F67BD1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 smil:type="blindsWipe" smil:subtype="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blindsWipe" smil:subtype="vertical"/>
    </style:style>
    <style:style style:name="dp5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draw:fill="none" fo:min-height="1.94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9.50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839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9.27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1.48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1.815cm" loext:decorative="false"/>
      <style:paragraph-properties style:writing-mode="lr-tb"/>
    </style:style>
    <style:style style:name="pr1" style:family="presentation" style:parent-style-name="Default-outline1">
      <style:graphic-properties fo:min-height="8.88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indent="0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ff8000" loext:opacity="100%" fo:font-size="40pt" style:font-size-asian="40pt" style:font-size-complex="40pt"/>
    </style:style>
    <style:style style:name="P5" style:family="paragraph">
      <loext:graphic-properties draw:fill="none"/>
      <style:text-properties fo:color="#ff8000" loext:opacity="100%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color="#81d41a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40pt" style:font-size-asian="40pt" style:font-size-complex="40pt"/>
    </style:style>
    <style:style style:name="T1" style:family="text">
      <style:text-properties fo:color="#ff8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8000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8000" loext:opacity="100%" fo:font-size="40pt" style:font-size-asian="40pt" style:font-size-complex="40pt"/>
    </style:style>
    <style:style style:name="T5" style:family="text">
      <style:text-properties fo:color="#81d41a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9.133cm" svg:x="1.479cm" svg:y="2.932cm" presentation:class="outlin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  <text:p text:style-name="P1"><text:span text:style-name="T1"/></text:p>
            <text:p text:style-name="P1"><text:span text:style-name="T1"><text:s text:c="5"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list text:continue-numbering="true" text:style-name="L1">
              <text:list-header>
                <text:p text:style-name="P3"><text:span text:style-name="T3"><text:a xlink:href="https://www.youtube.com/watch?v=4THsOd0Rbpg" xlink:type="simple">เพลงความหวังของข้า</text:a></text:span></text:p>
              </text:list-header>
            </text:list>
          </draw:text-box>
        </draw:frame>
        <draw:frame draw:style-name="gr1" draw:text-style-name="P5" draw:layer="layout" svg:width="17.029cm" svg:height="2.198cm" svg:x="2.54cm" svg:y="4.152cm">
          <draw:text-box>
            <text:p text:style-name="P4"><text:span text:style-name="T4"><text:a xlink:href="https://www.youtube.com/watch?v=w2QMqZrHTRQ" xlink:type="simple">เพลงโปรดชำระดวงใจของข้า</text:a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2T0" xml:id="id1" draw:id="id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 text:style-name="P7"><text:span text:style-name="T5">ความโกรธของมนุษย์</text:span></text:p>
          </draw:text-box>
        </draw:frame>
        <draw:frame draw:style-name="gr3" draw:text-style-name="P9" draw:layer="layout" svg:width="12.953cm" svg:height="8.254cm" svg:x="7.537cm" svg:y="3.745cm">
          <draw:image xlink:href="Pictures/100000000000026400000186F67BD1D0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 xml:id="id2" draw:id="id2">
        <office:forms form:automatic-focus="false" form:apply-design-mode="false"/>
        <draw:frame draw:style-name="gr4" draw:text-style-name="P10" draw:layer="layout" svg:width="24.13cm" svg:height="9.758cm" svg:x="1.905cm" svg:y="2.942cm">
          <draw:text-box>
            <text:p text:style-name="P7"><text:span text:style-name="T6">เอเฟซัส </text:span><text:span text:style-name="T6">4:26-27 </text:span></text:p>
            <text:p text:style-name="P7"><text:span text:style-name="T6">"</text:span><text:span text:style-name="T6">จงโกรธเถิด แต่ว่าอย่าทำบาป อย่าให้ถึงตะวันตกดินแล้วยังโกรธอยู่ และอย่าให้โอกาสแก่พญามาร</text:span><text:span text:style-name="T6">" </text:span></text:p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 xml:id="id3" draw:id="id3">
        <office:forms form:automatic-focus="false" form:apply-design-mode="false"/>
        <draw:frame draw:style-name="gr5" draw:text-style-name="P10" draw:layer="layout" svg:width="24.13cm" svg:height="2.089cm" svg:x="1.905cm" svg:y="1.27cm">
          <draw:text-box>
            <text:p text:style-name="P7"><text:span text:style-name="T6">เกี่ยวกับความโกรธของมนุษย์ </text:span></text:p>
          </draw:text-box>
        </draw:frame>
        <draw:frame draw:style-name="gr6" draw:text-style-name="P10" draw:layer="layout" svg:width="24.13cm" svg:height="9.525cm" svg:x="1.905cm" svg:y="3.81cm">
          <draw:text-box>
            <text:list text:style-name="L2">
              <text:list-item>
                <text:p text:style-name="P7"><text:span text:style-name="T7">ไม่มีข้อห้ามไม่ให้โกรธ </text:span></text:p>
              </text:list-item>
              <text:list-item>
                <text:p text:style-name="P7"><text:span text:style-name="T7">เมื่อโกรธแล้วไม่ทำบาป </text:span><text:span text:style-name="T7">(</text:span><text:span text:style-name="T7">คิดหรือทำไม่ดีกับคนที่เราโกรธ</text:span><text:span text:style-name="T7">)</text:span></text:p>
              </text:list-item>
              <text:list-item>
                <text:p text:style-name="P7"><text:span text:style-name="T7">อย่าโกรธจนข้ามวัน</text:span></text:p>
              </text:list-item>
              <text:list-item>
                <text:p text:style-name="P7"><text:span text:style-name="T7">ความโกรธเป็นช่องว่างให้มารเข้ามาในชีวิต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0" xml:id="id4" draw:id="id4">
        <office:forms form:automatic-focus="false" form:apply-design-mode="false"/>
        <draw:frame draw:style-name="gr7" draw:text-style-name="P11" draw:layer="layout" svg:width="24.13cm" svg:height="11.735cm" svg:x="1.905cm" svg:y="2.242cm">
          <draw:text-box>
            <text:p text:style-name="P7"><text:span text:style-name="T6">ยากอบ </text:span><text:span text:style-name="T6">1:19-20 </text:span></text:p>
            <text:p text:style-name="P7"><text:span text:style-name="T6">"</text:span><text:span text:style-name="T6">ดูก่อนพี่น้องที่รักของข้าพเจ้า จงให้ทุกคนไวในการฟัง ช้าในการพูด ช้าในการโกรธ เพราะว่าความโกรธของมนุษย์ไม่ได้ทำให้เกิดความชอบธรรมตามพระประสงค์ของพระเจ้า</text:span><text:span text:style-name="T6">" </text:span></text:p>
          </draw:text-box>
        </draw:frame>
        <anim:par presentation:node-type="timing-root">
          <anim:par smil:begin="id4.begin">
            <anim:transitionFilter smil:dur="2s" smil:type="blindsWipe" smil:subtype="vertical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 xml:id="id5" draw:id="id5">
        <office:forms form:automatic-focus="false" form:apply-design-mode="false"/>
        <draw:frame draw:style-name="gr5" draw:text-style-name="P10" draw:layer="layout" svg:width="24.13cm" svg:height="2.089cm" svg:x="1.905cm" svg:y="1.27cm">
          <draw:text-box>
            <text:p text:style-name="P7"><text:span text:style-name="T6">วิธีป้องกันความโกรธ </text:span></text:p>
          </draw:text-box>
        </draw:frame>
        <draw:frame draw:style-name="gr6" draw:text-style-name="P10" draw:layer="layout" svg:width="24.13cm" svg:height="9.525cm" svg:x="1.905cm" svg:y="3.81cm">
          <draw:text-box>
            <text:list text:style-name="L2">
              <text:list-item>
                <text:p text:style-name="P7"><text:span text:style-name="T7">ไวในการฟัง</text:span></text:p>
              </text:list-item>
              <text:list-item>
                <text:p text:style-name="P7"><text:span text:style-name="T7">ช้าในการพูด </text:span></text:p>
              </text:list-item>
              <text:list-item>
                <text:p text:style-name="P7"><text:span text:style-name="T7">ช้าในการโกรธ</text:span></text:p>
              </text:list-item>
              <text:list-item>
                <text:p text:style-name="P7"><text:span text:style-name="T7">นึกถึงพระเจ้า เพราะสิ่งนี้ไม่ใช่สิ่งดีตามน้ำพระทัยพระเจ้า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blindsWipe" smil:subtype="vertical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0" xml:id="id6" draw:id="id6">
        <office:forms form:automatic-focus="false" form:apply-design-mode="false"/>
        <draw:frame draw:style-name="gr8" draw:text-style-name="P10" draw:layer="layout" svg:width="24.13cm" svg:height="12.065cm" svg:x="1.905cm" svg:y="1.905cm">
          <draw:text-box>
            <text:p text:style-name="P7"><text:span text:style-name="T2"/></text:p>
            <text:p text:style-name="P7"><text:span text:style-name="T6">สุภาษิต </text:span><text:span text:style-name="T6">14:29</text:span></text:p>
            <text:p text:style-name="P7"><text:span text:style-name="T6">"</text:span><text:span text:style-name="T6">คนที่โกรธช้าก็มีความเข้าใจมาก แต่คนที่ใจร้อนก็เผยความโง่เขลา</text:span><text:span text:style-name="T6">"</text:span></text:p>
          </draw:text-box>
        </draw:frame>
        <anim:par presentation:node-type="timing-root">
          <anim:par smil:begin="id6.begin">
            <anim:transitionFilter smil:dur="2s" smil:type="blindsWipe" smil:subtype="vertical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0" xml:id="id7" draw:id="id7">
        <office:forms form:automatic-focus="false" form:apply-design-mode="false"/>
        <draw:frame draw:style-name="gr8" draw:text-style-name="P10" draw:layer="layout" svg:width="24.13cm" svg:height="12.065cm" svg:x="1.905cm" svg:y="1.905cm">
          <draw:text-box>
            <text:p text:style-name="P7"><text:span text:style-name="T2"/></text:p>
            <text:p text:style-name="P7"><text:span text:style-name="T8">สุภาษิต </text:span><text:span text:style-name="T8">15:18</text:span></text:p>
            <text:p text:style-name="P7"><text:span text:style-name="T8">"</text:span><text:span text:style-name="T8">คนที่โมโหร้ายก็ก่อการวิวาท แต่คนที่โกรธช้าก็ระงับการทะเลาะ</text:span><text:span text:style-name="T8">" </text:span></text:p>
          </draw:text-box>
        </draw:frame>
        <anim:par presentation:node-type="timing-root">
          <anim:par smil:begin="id7.begin">
            <anim:transitionFilter smil:dur="2s" smil:type="blindsWipe" smil:subtype="vertical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square" draw:cx="50%" draw:cy="50%" draw:start-color="#000000" draw:end-color="#dddddd" draw:start-intensity="100%" draw:end-intensity="100%" draw:angle="45deg" draw:border="0%">
      <loext:gradient-stop svg:offset="0" loext:color-type="rgb" loext:color-value="#000000"/>
      <loext:gradient-stop svg:offset="1" loext:color-type="rgb" loext:color-value="#dddddd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10:24:48.149354481</meta:creation-date>
    <dc:date>2025-05-16T11:31:59.725267400</dc:date>
    <meta:editing-duration>PT23M55S</meta:editing-duration>
    <meta:editing-cycles>3</meta:editing-cycles>
    <meta:generator>LibreOffice/25.2.3.2$Linux_X86_64 LibreOffice_project/520$Build-2</meta:generator>
    <meta:document-statistic meta:object-count="49"/>
  </office:meta>
</office:document-meta>
</file>